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text-properties style:font-name="Helvetica" fo:font-size="15.0pt" fo:color="#c7c8c9" fo:background-color="#1a1c1f"/>
    </style:style>
    <style:style style:name="T1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# Ignore the node_modules directory</text:span></text:p>
      <text:p text:style-name="P1"><text:span text:style-name="T1">node_modules/</text:span></text:p>
      <text:p text:style-name="P1"><text:span text:style-name="T1"/></text:p>
      <text:p text:style-name="P1"><text:span text:style-name="T1"># Ignore Logs</text:span></text:p>
      <text:p text:style-name="P1"><text:span text:style-name="T1">logs</text:span></text:p>
      <text:p text:style-name="P1"><text:span text:style-name="T1">*.log</text:span></text:p>
      <text:p text:style-name="P1"><text:span text:style-name="T1">ds_store</text:span></text:p>
      <text:p text:style-name="P1"><text:span text:style-name="T1">thumbs.db</text:span></text:p>
      <text:p text:style-name="P1"><text:span text:style-name="T1"># Ignore IDE specific files</text:span></text:p>
      <text:p text:style-name="P1"><text:span text:style-name="T1">.idea/</text:span></text:p>
      <text:p text:style-name="P1"><text:span text:style-name="T1">.vscode/</text:span></text:p>
      <text:p text:style-name="P1"><text:span text:style-name="T1">*.sw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6</meta:generator>
  </office:meta>
</office:document-meta>
</file>